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2022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tart a fresh application. the display should have a tabletop radio wood look from the 50s era. It should have a rotary dial to rune in random radio stations. there should be a dropdown that lets you select local broadcasts based on a city, state, province or country that you would like to listen to. the data can be found in radio-browser.info and you should access it via api. once a station is selected stream the feed through the speakers</text:p>
      <text:p text:style-name="Standard"/>
      <text:p text:style-name="Standard">the rotating dial doesnt look like a radio dial, can you make it a half moon with some frequency markings to make it look realistic</text:p>
      <text:p text:style-name="Standard"/>
      <text:p text:style-name="Standard">remove the top box that says radio, keep the poer button but move it up to the tp, make the radio dial look more like https://swling.com/blog/wp-content/uploads/2018/03/Dial.jpeg </text:p>
      <text:p text:style-name="Standard"/>
      <text:p text:style-name="Standard">Consider applying a flex factor (e.g. using an Expanded widget) to force the children of the RenderFlex to fit within the available space instead of being sized to their natural size.</text:p>
      <text:p text:style-name="Standard">This is considered an error condition because it indicates that there is content that cannot be seen. If the content is legitimately bigger than the available space, consider clipping it with a ClipRect widget before putting it in the flex, or using a scrollable container rather than a Flex, like a ListView.</text:p>
      <text:p text:style-name="Standard"/>
      <text:p text:style-name="Standard">toggle the power button on for startup and make the default country canada</text:p>
      <text:p text:style-name="Standard"/>
      <text:p text:style-name="Standard">change the dial to the graphic in the assets directory called Dial.jpg</text:p>
      <text:p text:style-name="Standard"/>
      <text:p text:style-name="Standard">when pressing on a station the selection should pop <text:s/>to indicate it was selected</text:p>
      <text:p text:style-name="Standard"/>
      <text:p text:style-name="Standard">add a second dropdown to further filter the stations by country subdivisioncode only available after country is selected</text:p>
      <text:p text:style-name="Standard"/>
      <text:p text:style-name="Standard">the subdivisions should only be from the country selected previously</text:p>
      <text:p text:style-name="Standard"/>
      <text:p text:style-name="Standard">subdivisions are not working, change it to filter countries divided into states that contain the filter as a substring from radio-browser.info/states</text:p>
      <text:p text:style-name="Standard"/>
      <text:p text:style-name="Standard"/>
      <text:p text:style-name="Standard">only list stations whoes current state is online via the lastcheckok field</text:p>
      <text:p text:style-name="Standard"/>
      <text:p text:style-name="Standard"/>
      <text:p text:style-name="Standard">when running on desktops limit the size of the app to a format simillar to a mobile device</text:p>
      <text:p text:style-name="Standard"/>
      <text:p text:style-name="Standard"/>
      <text:p text:style-name="Standard">change the behavior of the app to allow the user to select stations as favourites, allow testing of channel to make sure it is working, and creating selection buttions on the main screen that contain a bit of identifing information allowing user to select stations only after they have been created as buttons </text:p>
      <text:p text:style-name="Standard"/>
      <text:p text:style-name="Standard">allow renaming of the preset by pressing on it and holding it for more than 2 seconds</text:p>
      <text:p text:style-name="Standard"/>
      <text:p text:style-name="Standard">are you able to use a free image tool like unsplash to display an image from the country of the radio channel selected and display it in place of the main dial image</text:p>
      <text:p text:style-name="Standard"/>
      <text:p text:style-name="Standard">only show the presets on the main window and add a button that brings up the select stations </text:p>
      <text:p text:style-name="Standard"><text:soft-page-break/>right mouse click on preset brings up a dialog to remove it from the favourites</text:p>
      <text:p text:style-name="Standard"/>
      <text:p text:style-name="Standard">add option on the long press to allow remoal from favourites</text:p>
      <text:p text:style-name="Standard"/>
      <text:p text:style-name="Standard">allowreordering of starion favourites by drag and drop </text:p>
      <text:p text:style-name="Standard"/>
      <text:p text:style-name="Standard">ong press. maybe put an option on the long press to enable a reorder</text:p>
      <text:p text:style-name="Standard"/>
      <text:p text:style-name="Standard">allow user to resize window</text:p>
      <text:p text:style-name="Standard"/>
      <text:p text:style-name="Standard">when you hover over a preset popup a message in 2 seconds that says quick press to select, long press to modify </text:p>
      <text:p text:style-name="Standard"/>
      <text:p text:style-name="Standard">when changing stations or selecting stations create an animation of tuning a dial until the function completes</text:p>
      <text:p text:style-name="Standard"/>
      <text:p text:style-name="Standard">change the icon and the startup splash screen to the image radio.jpg in the assets folder</text:p>
      <text:p text:style-name="Standard"/>
      <text:p text:style-name="Standard">for the player state, make the background image red when stopped, yellow when paused and green when playing</text:p>
      <text:p text:style-name="Standard"/>
      <text:p text:style-name="Standard">show the country next to the station name in the currently playing </text:p>
      <text:p text:style-name="Standard"/>
      <text:p text:style-name="Standard">make the presets appear as circles instead of buttons and number them starting at 1 and incrementing. Hovering over them should also bring up the station name and and available details</text:p>
      <text:p text:style-name="Standard"/>
      <text:p text:style-name="Standard">ong press should show station details as well</text:p>
      <text:p text:style-name="Standard"/>
      <text:p text:style-name="Standard">on the main page at the bottom put the following information. Opensource station information provided by radio-station.info and Images by unsplash.com. </text:p>
      <text:p text:style-name="Standard"/>
      <text:p text:style-name="Standard">add the radio.jpg icon to the left of the retro radio header</text:p>
      <text:p text:style-name="Standard"/>
      <text:p text:style-name="Standard">allow the export and import of preferences to a named json file that can be shared with others </text:p>
      <text:p text:style-name="Standard"/>
      <text:p text:style-name="Standard">allow the saving of a preference file to one of many <text:s/>named json files that can be shared with others using this app </text:p>
      <text:p text:style-name="Standard"/>
      <text:p text:style-name="Standard">display the favicon if available at the bottom of the main screen for the station selected</text:p>
      <text:p text:style-name="Standard"/>
      <text:p text:style-name="Standard">add a link to the homepage to the right of the favicon that opens your default browser with the url </text:p>
      <text:p text:style-name="Standard"/>
      <text:p text:style-name="Standard">getting error in android on export of favourites. export failed: invalid argument(s) bytes are required on android and ios when saving a file</text:p>
      <text:p text:style-name="Standard"/>
      <text:p text:style-name="Standard">when in portrait mode move the upload download buttons to thier own line </text:p>
      <text:p text:style-name="Standard"/>
      <text:p text:style-name="Standard">add a button to the right of the import button that clears the existing presets</text:p>
      <text:p text:style-name="Standard"/>
      <text:p text:style-name="Standard"><text:soft-page-break/>replace preset buttons with the favicon <text:span text:style-name="T1">imag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2T10:40:25.826021408</meta:creation-date>
    <dc:date>2026-02-02T10:55:00.749315251</dc:date>
    <meta:editing-duration>PT3M14S</meta:editing-duration>
    <meta:editing-cycles>1</meta:editing-cycles>
    <meta:document-statistic meta:table-count="0" meta:image-count="0" meta:object-count="0" meta:page-count="3" meta:paragraph-count="39" meta:word-count="798" meta:character-count="4579" meta:non-whitespace-character-count="3806"/>
    <meta:generator>LibreOffice/7.3.7.2$Linux_X86_64 LibreOffice_project/30$Build-2</meta:generator>
  </office:meta>
</office:document-meta>
</file>